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style:style>
    <style:style style:name="P2" style:parent-style-name="Standard" style:family="paragraph">
      <style:paragraph-properties fo:text-align="center"/>
      <style:text-properties fo:font-weight="bold" style:font-weight-asian="bold" style:font-weight-complex="bold"/>
    </style:style>
    <style:style style:name="P3" style:parent-style-name="Standard" style:family="paragraph">
      <style:paragraph-properties fo:text-align="center"/>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style="italic" style:font-style-asian="italic" style:font-style-complex="italic"/>
    </style:style>
    <style:style style:name="T6" style:parent-style-name="Policepardéfaut" style:family="text">
      <style:text-properties fo:font-weight="bold" style:font-weight-asian="bold" style:font-weight-complex="bold"/>
    </style:style>
    <style:style style:name="T7" style:parent-style-name="Policepardéfaut" style:family="text">
      <style:text-properties style:text-position="super 66.6%"/>
    </style:style>
    <style:style style:name="T8" style:parent-style-name="Policepardéfaut" style:family="text">
      <style:text-properties fo:background-color="#00FF66"/>
    </style:style>
    <style:style style:name="P9" style:parent-style-name="Standard" style:family="paragraph">
      <style:text-properties fo:font-weight="bold" style:font-weight-asian="bold" style:font-weight-complex="bold"/>
    </style:style>
    <style:style style:name="T10" style:parent-style-name="Policepardéfaut" style:family="text">
      <style:text-properties fo:background-color="#00FF66"/>
    </style:style>
    <style:style style:name="P11" style:parent-style-name="Standard" style:family="paragraph">
      <style:text-properties fo:font-weight="bold" style:font-weight-asian="bold" style:font-weight-complex="bold"/>
    </style:style>
    <style:style style:name="T12" style:parent-style-name="Policepardéfaut" style:family="text">
      <style:text-properties fo:font-weight="bold" style:font-weight-asian="bold" style:font-weight-complex="bold"/>
    </style:style>
    <style:style style:name="T13" style:parent-style-name="Policepardéfaut" style:family="text">
      <style:text-properties fo:background-color="#00FF66"/>
    </style:style>
    <style:style style:name="P14" style:parent-style-name="Standard" style:family="paragraph">
      <style:text-properties fo:font-weight="bold" style:font-weight-asian="bold" style:font-weight-complex="bold"/>
    </style:style>
    <style:style style:name="T15" style:parent-style-name="Policepardéfaut" style:family="text">
      <style:text-properties fo:background-color="#00CC00"/>
    </style:style>
    <style:style style:name="P16" style:parent-style-name="Standard" style:family="paragraph">
      <style:text-properties fo:font-weight="bold" style:font-weight-asian="bold" style:font-weight-complex="bold"/>
    </style:style>
    <style:style style:name="T17" style:parent-style-name="Policepardéfaut" style:family="text">
      <style:text-properties fo:background-color="#00FF66"/>
    </style:style>
    <style:style style:name="P18" style:parent-style-name="Standard" style:family="paragraph">
      <style:text-properties fo:font-weight="bold" style:font-weight-asian="bold" style:font-weight-complex="bold"/>
    </style:style>
    <style:style style:name="T19" style:parent-style-name="Policepardéfaut" style:family="text">
      <style:text-properties fo:background-color="#00FF66"/>
    </style:style>
    <style:style style:name="T20" style:parent-style-name="Policepardéfaut" style:family="text">
      <style:text-properties fo:font-weight="bold" style:font-weight-asian="bold" style:font-weight-complex="bold"/>
    </style:style>
    <style:style style:name="T21" style:parent-style-name="Policepardéfaut" style:family="text">
      <style:text-properties fo:font-weight="bold" style:font-weight-asian="bold" style:font-weight-complex="bold"/>
    </style:style>
    <style:style style:name="T22" style:parent-style-name="Policepardéfaut" style:family="text">
      <style:text-properties fo:font-weight="bold" style:font-weight-asian="bold" style:font-weight-complex="bold"/>
    </style:style>
    <style:style style:name="T23" style:parent-style-name="Policepardéfaut" style:family="text">
      <style:text-properties fo:background-color="#00FF66"/>
    </style:style>
    <style:style style:name="P24" style:parent-style-name="Standard" style:family="paragraph">
      <style:text-properties fo:color="#000000"/>
    </style:style>
    <style:style style:name="P25" style:parent-style-name="Standard" style:family="paragraph">
      <style:text-properties fo:font-weight="bold" style:font-weight-asian="bold" style:font-weight-complex="bold" fo:color="#000000"/>
    </style:style>
    <style:style style:name="T26" style:parent-style-name="Policepardéfaut" style:family="text">
      <style:text-properties fo:color="#000000"/>
    </style:style>
    <style:style style:name="T27" style:parent-style-name="Policepardéfaut" style:family="text">
      <style:text-properties fo:background-color="#00FF66"/>
    </style:style>
    <style:style style:name="P28" style:parent-style-name="Standard" style:family="paragraph">
      <style:text-properties fo:font-weight="bold" style:font-weight-asian="bold" style:font-weight-complex="bold"/>
    </style:style>
    <style:style style:name="T29" style:parent-style-name="Policepardéfaut" style:family="text">
      <style:text-properties fo:background-color="#00FF66"/>
    </style:style>
    <style:style style:name="T30" style:parent-style-name="Policepardéfaut" style:family="text">
      <style:text-properties fo:background-color="#FFFFFF"/>
    </style:style>
    <style:style style:name="P31" style:parent-style-name="Standard" style:family="paragraph">
      <style:text-properties fo:font-weight="bold" style:font-weight-asian="bold" style:font-weight-complex="bold"/>
    </style:style>
    <style:style style:name="T32" style:parent-style-name="Policepardéfaut" style:family="text">
      <style:text-properties fo:background-color="#00FF66"/>
    </style:style>
    <style:style style:name="P33" style:parent-style-name="Standard" style:family="paragraph">
      <style:text-properties fo:font-weight="bold" style:font-weight-asian="bold" style:font-weight-complex="bold"/>
    </style:style>
    <style:style style:name="T34" style:parent-style-name="Policepardéfaut" style:family="text">
      <style:text-properties fo:background-color="#00FF66"/>
    </style:style>
    <style:style style:name="P35" style:parent-style-name="Standard" style:family="paragraph">
      <style:text-properties fo:font-weight="bold" style:font-weight-asian="bold" style:font-weight-complex="bold"/>
    </style:style>
    <style:style style:name="T36" style:parent-style-name="Policepardéfaut" style:family="text">
      <style:text-properties fo:background-color="#00FF66"/>
    </style:style>
    <style:style style:name="T37" style:parent-style-name="Policepardéfaut" style:family="text">
      <style:text-properties fo:font-weight="bold" style:font-weight-asian="bold" style:font-weight-complex="bold"/>
    </style:style>
    <style:style style:name="T38" style:parent-style-name="Policepardéfaut" style:family="text">
      <style:text-properties fo:font-weight="bold" style:font-weight-asian="bold" style:font-weight-complex="bold"/>
    </style:style>
    <style:style style:name="T39" style:parent-style-name="Policepardéfaut" style:family="text">
      <style:text-properties fo:font-weight="bold" style:font-weight-asian="bold" style:font-weight-complex="bold"/>
    </style:style>
    <style:style style:name="T40" style:parent-style-name="Policepardéfaut" style:family="text">
      <style:text-properties fo:font-weight="bold" style:font-weight-asian="bold" style:font-weight-complex="bold"/>
    </style:style>
    <style:style style:name="T41" style:parent-style-name="Policepardéfaut" style:family="text">
      <style:text-properties fo:font-weight="bold" style:font-weight-asian="bold" style:font-weight-complex="bold"/>
    </style:style>
    <style:style style:name="T42" style:parent-style-name="Policepardéfaut" style:family="text">
      <style:text-properties fo:background-color="#00FF66"/>
    </style:style>
    <style:style style:name="T43" style:parent-style-name="Policepardéfaut" style:family="text">
      <style:text-properties fo:font-weight="bold" style:font-weight-asian="bold" style:font-weight-complex="bold"/>
    </style:style>
    <style:style style:name="T44" style:parent-style-name="Policepardéfaut" style:family="text">
      <style:text-properties fo:font-weight="bold" style:font-weight-asian="bold" style:font-weight-complex="bold"/>
    </style:style>
    <style:style style:name="T45" style:parent-style-name="Policepardéfaut" style:family="text">
      <style:text-properties fo:font-weight="bold" style:font-weight-asian="bold" style:font-weight-complex="bold"/>
    </style:style>
    <style:style style:name="T46" style:parent-style-name="Policepardéfaut" style:family="text">
      <style:text-properties fo:font-weight="bold" style:font-weight-asian="bold" style:font-weight-complex="bold"/>
    </style:style>
    <style:style style:name="T47" style:parent-style-name="Policepardéfaut" style:family="text">
      <style:text-properties fo:font-weight="bold" style:font-weight-asian="bold" style:font-weight-complex="bold"/>
    </style:style>
    <style:style style:name="T48" style:parent-style-name="Policepardéfaut" style:family="text">
      <style:text-properties fo:background-color="#00FF66"/>
    </style:style>
    <style:style style:name="P49" style:parent-style-name="Standard" style:family="paragraph">
      <style:text-properties fo:font-weight="bold" style:font-weight-asian="bold" style:font-weight-complex="bold"/>
    </style:style>
    <style:style style:name="T50" style:parent-style-name="Policepardéfaut" style:family="text">
      <style:text-properties fo:background-color="#00FF66"/>
    </style:style>
  </office:automatic-styles>
  <office:body>
    <office:text text:use-soft-page-breaks="true">
      <text:p text:style-name="P1">RALLYE ETUDIANT</text:p>
      <text:p text:style-name="P2">3 octobre 2019</text:p>
      <text:p text:style-name="P3"/>
      <text:p text:style-name="Standard"/>
      <text:p text:style-name="Standard">**MEZIERES**</text:p>
      <text:p text:style-name="Standard"/>
      <text:p text:style-name="Standard"><text:span text:style-name="T4">- Tour du Roy :</text:span><text:span text:style-name="T5"><text:s/>prévoir présence d'un membre de l'OTC<text:s/></text:span><text:span text:style-name="T6">CODE :1235</text:span></text:p>
      <text:p text:style-name="Standard">Question : Cette tour de fortification fut construite au 16<text:span text:style-name="T7">e</text:span><text:s/>siècle, et aujourd'hui vous avez la chance de pouvoir<text:s/>pénétrer à l'intérieur... À quoi servent les niches ménagées dans la muraille de la tour ?</text:p>
      <text:p text:style-name="Standard"><text:span text:style-name="T8">1/<text:s/></text:span>à placer les canons qui défendent les fortifications</text:p>
      <text:p text:style-name="Standard">2/ à stocker la nourriture à l'air fais</text:p>
      <text:p text:style-name="Standard">3/ à observer les environs</text:p>
      <text:p text:style-name="Standard"/>
      <text:p text:style-name="Standard"/>
      <text:p text:style-name="P9">- Hôtel de Ville de Mézières CODE :1789</text:p>
      <text:p text:style-name="Standard">Question : La place est actuellement en travaux, bientôt elle sera piétonne et une descente sera aménagée vers la Meuse. Regardez l'immeuble en face de l'hôtel de Ville : quel animal ardennais bien connu figure sur le fronton ?</text:p>
      <text:p text:style-name="Standard">1/ un coq</text:p>
      <text:p text:style-name="Standard"><text:span text:style-name="T10">2/<text:s/></text:span>un sanglier</text:p>
      <text:p text:style-name="Standard">3/<text:s/>un cerf</text:p>
      <text:p text:style-name="P11"/>
      <text:p text:style-name="Standard"><text:span text:style-name="T12">- Basilique Notre-Dame d'Espérance CODE :1635</text:span></text:p>
      <text:p text:style-name="Standard">Question : Entrez dans la Basilique, réputée pour ses vitraux réalisés par René Dürrbach dans les années 1960-70. Directement face à vous se trouve le sas en verre où on en vend des cartes<text:s/>postales. Il est surmonté d'un vitrail. Quel motif y trouve-t-on ?</text:p>
      <text:p text:style-name="Standard">1/ un œil dans un triangle</text:p>
      <text:p text:style-name="Standard"><text:span text:style-name="T13">2/</text:span><text:s/>un arc-en-ciel</text:p>
      <text:p text:style-name="Standard">3/ un cœur</text:p>
      <text:p text:style-name="Standard"/>
      <text:p text:style-name="P14">- La Macérienne / FLAP <text:s text:c="2"/>CODE : 1945</text:p>
      <text:p text:style-name="Standard">Question : Combien de groupes étaient programmés cette année ?</text:p>
      <text:p text:style-name="Standard"><text:span text:style-name="T15">1/</text:span><text:s/>83</text:p>
      <text:p text:style-name="Standard">2/ 63</text:p>
      <text:p text:style-name="Standard">3/ 76</text:p>
      <text:p text:style-name="Standard"/>
      <text:p text:style-name="Standard"/>
      <text:p text:style-name="Standard">**CHARLEVILLE**</text:p>
      <text:p text:style-name="Standard"/>
      <text:p text:style-name="P16">- 28, Cours Briand. <text:s/>CODE :1919</text:p>
      <text:p text:style-name="Standard">Question : À l'angle de la rue de Tivoli, trouvez la fresque réalisée cet été par Pierre Mathieu d'après un poème en prose de Rimbaud, « Enfance ». Quelle est la particularité du visage et des mains de la petite fille qui est figurée ?</text:p>
      <text:p text:style-name="Standard"><text:span text:style-name="T17">1/</text:span><text:s/>ils sont peints en peinture fluorescente</text:p>
      <text:p text:style-name="Standard">2/ ils sont peints en noir</text:p>
      <text:p text:style-name="Standard">3/ la petite fille n'a pas de mains ni de tête</text:p>
      <text:p text:style-name="Standard"/>
      <text:p text:style-name="Standard"/>
      <text:p text:style-name="P18">- Théâtre<text:s/>municipal CODE : 1984</text:p>
      <text:p text:style-name="Standard">Question : trouvez le panneau avec la photo ancienne du théâtre. Que<text:s/>manque-t-il aujourd'hui sur la façade ?</text:p>
      <text:p text:style-name="Standard">1/ les drapeaux</text:p>
      <text:p text:style-name="Standard"><text:span text:style-name="T19">2/<text:s/></text:span>les 6 statues des Muses</text:p>
      <text:p text:style-name="Standard">3/ un dôme</text:p>
      <text:p text:style-name="Standard"/>
      <text:p text:style-name="Standard"><text:span text:style-name="T20">- N°33, avenue d'Arches (Restaurant Au tout va<text:s/></text:span><text:span text:style-name="T21">bien) CODE</text:span><text:span text:style-name="T22"> : 2001</text:span></text:p>
      <text:p text:style-name="Standard">Question : L'avenue d'Arches est bordée de beaux immeubles de style Art Déco, construits dans les années 1920. Quel curieux détail égyptien orne le haut de cette façade ?</text:p>
      <text:p text:style-name="Standard">1/ une fleur de lotus</text:p>
      <text:p text:style-name="Standard">2/ une tête de pharaon</text:p>
      <text:p text:style-name="Standard"><text:span text:style-name="T23">3/</text:span><text:s/>un scarabée ailé</text:p>
      <text:p text:style-name="P24"/>
      <text:p text:style-name="P25">- Grand<text:s/>marionnettiste CODE : 1819</text:p>
      <text:p text:style-name="Standard"><text:span text:style-name="T26">Question : Ici se trouve l'Institut in</text:span>ternational de la<text:s/>marionnette. L'horloge-automate du « grand marionnettiste » joue un spectacle de marionnettes, « les Quatre Fils Aymon »... Comment s'appellent ces quatre frères ?</text:p>
      <text:p text:style-name="Standard"><text:span text:style-name="T27">1/<text:s/></text:span>Renaut, Allard, Guichard, et Richard</text:p>
      <text:p text:style-name="Standard">2/ Allard, Richard, Renart et Guillaume</text:p>
      <text:p text:style-name="Standard">3/ Guillaume, Renaud, Guichard et Richard</text:p>
      <text:p text:style-name="Standard"/>
      <text:p text:style-name="P28">- Musée de l'Ardenne <text:s text:c="2"/>CODE : 0001</text:p>
      <text:p text:style-name="Standard">Question : Le musée est ouvert gratuitement pour les habitants de la ville, et pour les moins de 26 ans. Prenez un ticket gratuit et montez au premier étage pour visiter la salle consacrée aux marionnettes. Un petit théâtre présente des marionnettes en laine et tissu, créées par Geo Condé. Quel est le spectacle représenté ?</text:p>
      <text:p text:style-name="Standard">1/ Barbe Bleue</text:p>
      <text:p text:style-name="Standard">2/ le dragon de Mézières</text:p>
      <text:p text:style-name="Standard"><text:span text:style-name="T29">3/<text:s/></text:span><text:span text:style-name="T30">Blanche-Neige et les sept nains</text:span></text:p>
      <text:p text:style-name="Standard"/>
      <text:p text:style-name="P31">- Musée Arthur Rimbaud <text:s text:c="2"/>CODE : 5555</text:p>
      <text:p text:style-name="Standard">Question : Le musée est ouvert gratuitement pour les habitants de la ville, et pour les moins de 26 ans. Demandez à passer dans le « Wasserfall ». Qu'y trouvez-vous ?</text:p>
      <text:p text:style-name="Standard">1/ les roues de l'ancien moulin</text:p>
      <text:p text:style-name="Standard"><text:span text:style-name="T32">2/<text:s/></text:span>un portrait d'Arthur Rimbaud par le street artiste Ernest Pignon-Ernest</text:p>
      <text:p text:style-name="Standard">3/ une installation sonore déclamant les poèmes de Rimbaud</text:p>
      <text:p text:style-name="Standard"/>
      <text:p text:style-name="P33">- Quai Arthur<text:s/>Rimbaud CODE : 1990</text:p>
      <text:p text:style-name="Standard">Question : Entre le musée et la maison des Ailleurs, l'artiste québécois Michel Goulet a réalisé une œuvre contemporaine. Sur quoi a-t-il inscrit des<text:s/>poèmes ?</text:p>
      <text:p text:style-name="Standard">1/ des totems</text:p>
      <text:p text:style-name="Standard">2/ des têtes de Rimbaud</text:p>
      <text:p text:style-name="Standard"><text:span text:style-name="T34">3/</text:span><text:s/>des chaises</text:p>
      <text:p text:style-name="Standard"/>
      <text:p text:style-name="P35">- Statue de Charles de<text:s/>Gonzague CODE : 1025</text:p>
      <text:p text:style-name="Standard">Question : Quel est le blason de Charleville ?</text:p>
      <text:p text:style-name="Standard">1/ une tête de lion entourée d'un soleil</text:p>
      <text:p text:style-name="Standard"><text:span text:style-name="T36">2/<text:s/></text:span>une épée surmontée d'un soleil, avec deux rameaux</text:p>
      <text:p text:style-name="Standard">3/ un<text:s/>dauphin avec une couronne</text:p>
      <text:p text:style-name="Standard"/>
      <text:p text:style-name="Standard"><text:span text:style-name="T37">-<text:s/></text:span><text:span text:style-name="T38">Maison Arthur Rimbaud-12<text:s/></text:span><text:span text:style-name="T39">Rue<text:s/></text:span><text:span text:style-name="T40">Bérégovoy CODE</text:span><text:span text:style-name="T41"> : <text:s/>1998</text:span></text:p>
      <text:p text:style-name="Standard">Question : Trouvez la maison natale d'Arthur Rimbaud. Quelle boutique est-ce aujourd'hui ?</text:p>
      <text:p text:style-name="Standard"><text:span text:style-name="T42">1/<text:s/></text:span>une librairie</text:p>
      <text:p text:style-name="Standard">2/ un boulanger</text:p>
      <text:p text:style-name="Standard">3/ une boutique de bijoux</text:p>
      <text:p text:style-name="Standard"/>
      <text:p text:style-name="Standard"><text:span text:style-name="T43">- Boulangerie Billard</text:span><text:span text:style-name="T44">-Boulangerie et Chocolaterie-6</text:span><text:span text:style-name="T45"><text:s/>rue de la<text:s/></text:span><text:span text:style-name="T46">République CODE</text:span><text:span text:style-name="T47"> : 2729</text:span></text:p>
      <text:p text:style-name="Standard">Le Carolo est une célèbre pâtisserie locale. Quels en sont les ingrédients ?</text:p>
      <text:p text:style-name="Standard">1/ pâte d'amandes et feuillantines</text:p>
      <text:p text:style-name="Standard">2/ noisettes et ganache au chocolat</text:p>
      <text:p text:style-name="Standard"><text:span text:style-name="T48">3/</text:span><text:s/>meringue et crème au pralin</text:p>
      <text:p text:style-name="Standard"/>
      <text:p text:style-name="P49">- Mairie, au coin de la Place<text:s/>Ducale CODE : 2019</text:p>
      <text:p text:style-name="Standard">Trouvez les escaliers dans le coin de la Place, au bord de la mairie. Quels curieux bas-reliefs trouve-ton sur le mur qui longe l’escalier ?</text:p>
      <text:p text:style-name="Standard"><text:span text:style-name="T50">1/<text:s/></text:span>des têtes</text:p>
      <text:p text:style-name="Standard">2/ des soleils</text:p>
      <text:p text:style-name="Standard">3/ des palme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erome collart</dc:creator>
    <meta:creation-date>2018-07-31T15:11:00Z</meta:creation-date>
    <dc:date>2019-09-26T14:38:00Z</dc:date>
    <meta:template xlink:href="Normal" xlink:type="simple"/>
    <meta:editing-cycles>32</meta:editing-cycles>
    <meta:editing-duration>PT32040S</meta:editing-duration>
    <meta:document-statistic meta:page-count="1" meta:paragraph-count="8" meta:word-count="689" meta:character-count="4476" meta:row-count="31" meta:non-whitespace-character-count="3795"/>
  </office:meta>
</office:document-meta>
</file>